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283cm" fo:margin-left="-1.824cm" style:page-number="auto" table:align="left"/>
    </style:style>
    <style:style style:name="Table1.A" style:family="table-column">
      <style:table-column-properties style:column-width="2.969cm"/>
    </style:style>
    <style:style style:name="Table1.B" style:family="table-column">
      <style:table-column-properties style:column-width="3.235cm"/>
    </style:style>
    <style:style style:name="Table1.C" style:family="table-column">
      <style:table-column-properties style:column-width="7.144cm"/>
    </style:style>
    <style:style style:name="Table1.D" style:family="table-column">
      <style:table-column-properties style:column-width="3.821cm"/>
    </style:style>
    <style:style style:name="Table1.E" style:family="table-column">
      <style:table-column-properties style:column-width="1.383cm"/>
    </style:style>
    <style:style style:name="Table1.F" style:family="table-column">
      <style:table-column-properties style:column-width="1.822cm"/>
    </style:style>
    <style:style style:name="Table1.G" style:family="table-column">
      <style:table-column-properties style:column-width="2.9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0.739cm"/>
    </style:style>
    <style:style style:name="Table1.7" style:family="table-row">
      <style:table-row-properties style:min-row-height="1.226cm"/>
    </style:style>
    <style:style style:name="Table1.8" style:family="table-row">
      <style:table-row-properties style:min-row-height="1.012cm"/>
    </style:style>
    <style:style style:name="Table1.11" style:family="table-row">
      <style:table-row-properties style:min-row-height="1.713cm"/>
    </style:style>
    <style:style style:name="Table1.B11" style:family="table-cell" style:data-style-name="N2">
      <style:table-cell-properties fo:padding="0.097cm" fo:border="none"/>
    </style:style>
    <style:style style:name="Table1.12" style:family="table-row">
      <style:table-row-properties style:min-row-height="3.055cm"/>
    </style:style>
    <style:style style:name="Table1.G12" style:family="table-cell" style:data-style-name="N100">
      <style:table-cell-properties fo:padding="0.097cm" fo:border="none"/>
    </style:style>
    <style:style style:name="Table1.13" style:family="table-row">
      <style:table-row-properties style:min-row-height="0.411cm"/>
    </style:style>
    <style:style style:name="Table1.18" style:family="table-row">
      <style:table-row-properties style:min-row-height="0.293cm"/>
    </style:style>
    <style:style style:name="Table1.20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25pt" style:font-size-asian="21.8500003814697pt" style:font-size-complex="25pt"/>
    </style:style>
    <style:style style:name="P5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6pt" style:font-size-asian="14pt" style:font-size-complex="16pt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9.60000038146973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8.89999961853027pt" style:font-size-asian="8.89999961853027pt" style:font-size-complex="8.89999961853027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2pt" style:font-size-asian="1.75pt" style:font-size-complex="2pt"/>
    </style:style>
    <style:style style:name="P19" style:family="paragraph" style:parent-style-name="Table_20_Contents">
      <style:text-properties style:font-name="Times New Roman" fo:font-size="15pt" style:font-size-asian="13.1000003814697pt" style:font-size-complex="15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5pt" style:font-size-asian="13.1000003814697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8pt" style:font-size-asian="7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27pt" style:font-size-asian="23.6000003814697pt" style:font-size-complex="27pt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3pt" style:font-size-asian="2.59999990463257pt" style:font-size-complex="3pt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7pt" fo:font-weight="bold" style:font-size-asian="6.09999990463257pt" style:font-weight-asian="bold" style:font-size-complex="7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Times New Roman" fo:font-size="11pt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Times New Roman" fo:font-size="15pt" style:font-size-asian="13.1000003814697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30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6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8"/>
            </table:table-cell>
            <table:covered-table-cell/>
            <table:covered-table-cell/>
            <table:table-cell table:style-name="Table1.A1" office:value-type="string">
              <text:p text:style-name="P6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span text:style-name="T2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19"/>
            <text:p text:style-name="P9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9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9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9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9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30"/>
          </table:table-cell>
          <table:covered-table-cell/>
          <table:covered-table-cell/>
          <table:table-cell table:style-name="Table1.A1" table:number-columns-spanned="4" office:value-type="string">
            <text:p text:style-name="P20"/>
            <text:p text:style-name="P25"><text:placeholder text:placeholder-type="text" text:description="o.partner_id.name">&lt;(o.cons_loca and o.cons_loca.name or '').upper()&gt;</text:placeholder></text:p>
            <text:p text:style-name="P2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25"><text:placeholder text:placeholder-type="text" text:description="o.partner_id.name">&lt;get_s3(o.cons_loca)&gt;</text:placeholder></text:p>
            <text:p text:style-name="P25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25"><text:placeholder text:placeholder-type="text" text:description="o.partner_id.name">&lt;(o.cons_loca and o.cons_loca.country_id.name or '').upper() or ''&gt;</text:placeholder> </text:p>
            <text:p text:style-name="P28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table:number-columns-spanned="2" office:value-type="string">
            <text:p text:style-name="P10"><text:s/></text:p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table:number-rows-spanned="2" office:value-type="string">
            <text:p text:style-name="P6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11"/>
            <text:p text:style-name="P10"><text:placeholder text:placeholder-type="text">&lt;o.country_dest or ''&gt;</text:placeholder></text:p>
          </table:table-cell>
          <table:covered-table-cell/>
        </table:table-row>
        <table:table-row table:style-name="Table1.5">
          <table:covered-table-cell/>
          <table:covered-table-cell/>
          <table:covered-table-cell/>
          <table:table-cell table:style-name="Table1.A1" table:number-rows-spanned="2" table:number-columns-spanned="4" office:value-type="string">
            <text:p text:style-name="P11"><text:s text:c="39"/></text:p>
            <text:p text:style-name="P13"/>
            <text:p text:style-name="P11"><text:s text:c="1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CHENNAI INDIA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2" office:value-type="string">
            <text:p text:style-name="P21"/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21"/>
            <text:p text:style-name="P10"><text:placeholder text:placeholder-type="text">&lt;o.final_desti  or ''&gt;</text:placeholder></text:p>
            <text:p text:style-name="P10"/>
          </table:table-cell>
          <table:table-cell table:style-name="Table1.A1" table:number-columns-spanned="4" office:value-type="string">
            <text:p text:style-name="P9"><text:s/>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7"><text:placeholder text:placeholder-type="text">&lt;o.mark_container_no or ''&gt;</text:placeholder></text:p>
          </table:table-cell>
          <table:table-cell table:style-name="Table1.B11" office:value-type="float" office:value="0">
            <text:p text:style-name="P29"><text:placeholder text:placeholder-type="text">&lt;(o.delivery_order_id and o.delivery_order_id.bag_detail or '').upper()&gt;</text:placeholder></text:p>
            <text:p text:style-name="P10"/>
          </table:table-cell>
          <table:table-cell table:style-name="Table1.A1" office:value-type="string">
            <text:p text:style-name="P8"><text:s/><text:placeholder text:placeholder-type="text">&lt;o.disc_goods or ''&gt;</text:placeholder></text:p>
          </table:table-cell>
          <table:table-cell table:style-name="Table1.A1" office:value-type="string">
            <text:p text:style-name="P27"><text:placeholder text:placeholder-type="text">&lt;get_qty_kgs(line.quantity, line.uos_id and line.uos_id.name or False, o.invoice_type)&gt;</text:placeholder> KGS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 table:style-name="Table1.12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  <text:p text:style-name="P4"/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7"/>
          </table:table-cell>
          <table:table-cell table:style-name="Table1.B11" table:number-columns-spanned="2" office:value-type="float" office:value="0">
            <text:p text:style-name="P5"/>
            <text:p text:style-name="P4"/>
            <text:p text:style-name="P2"><text:placeholder text:placeholder-type="text">&lt;get_frt_ins_oc(line.freight,line.quantity,line.freight)['frt']&gt;</text:placeholder></text:p>
            <text:p text:style-name="P12"><text:placeholder text:placeholder-type="text">&lt;get_frt_ins_oc(line.insurance, line.quantity,line.freight)['ins']&gt;</text:placeholder><text:soft-page-break/></text:p>
            <text:p text:style-name="P12"><text:placeholder text:placeholder-type="text">&lt;get_frt_ins_oc(line.others, line.quantity,line.freight)['oc']&gt;</text:placeholder></text:p>
          </table:table-cell>
          <table:covered-table-cell/>
          <table:table-cell table:style-name="Table1.G12" office:value-type="float" office:value="0">
            <text:p text:style-name="P5"/>
            <text:p text:style-name="P4"/>
            <text:p text:style-name="P2"><text:placeholder text:placeholder-type="text">&lt;get_amt2(round(line.freight*line.quantity,2)) if line.freight&gt;0 else ''&gt;</text:placeholder></text:p>
            <text:p text:style-name="P12"><text:placeholder text:placeholder-type="text">&lt;get_amt2(round(line.insurance*line.quantity,2)) if line.freight&gt;0 else ''&gt;</text:placeholder><text:soft-page-break/></text:p>
            <text:p text:style-name="P12"><text:placeholder text:placeholder-type="text">&lt;get_amt2(round(line.others*line.quantity,2)) if line.freight&gt;0 else ''&gt;</text:placeholder></text:p>
          </table:table-cell>
        </table:table-row>
        <table:table-row table:style-name="Table1.13"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G12" table:number-columns-spanned="2">
            <text:p text:style-name="P10"/>
          </table:table-cell>
          <table:covered-table-cell/>
          <table:table-cell table:style-name="Table1.G12" office:value-type="float" office:value="0">
            <text:p text:style-name="P16"/>
            <text:p text:style-name="P16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G12" table:number-columns-spanned="2">
            <text:p text:style-name="P10"/>
          </table:table-cell>
          <table:covered-table-cell/>
          <table:table-cell table:style-name="Table1.G12" office:value-type="float" office:value="0">
            <text:p text:style-name="P15">0.00</text:p>
          </table:table-cell>
        </table:table-row>
        <table:table-row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G12" table:number-columns-spanned="2">
            <text:p text:style-name="P10"/>
          </table:table-cell>
          <table:covered-table-cell/>
          <table:table-cell table:style-name="Table1.G12" office:value-type="float" office:value="0">
            <text:p text:style-name="P15">0.00</text:p>
          </table:table-cell>
        </table:table-row>
        <table:table-row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G12" table:number-columns-spanned="2">
            <text:p text:style-name="P10"/>
          </table:table-cell>
          <table:covered-table-cell/>
          <table:table-cell table:style-name="Table1.G12" office:value-type="float" office:value="0">
            <text:p text:style-name="P23"/>
            <text:p text:style-name="P15">0.00</text:p>
          </table:table-cell>
        </table:table-row>
        <table:table-row table:style-name="Table1.18"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G12" table:number-columns-spanned="2">
            <text:p text:style-name="P10"/>
          </table:table-cell>
          <table:covered-table-cell/>
          <table:table-cell table:style-name="Table1.G12" office:value-type="float" office:value="0">
            <text:p text:style-name="P23"/>
            <text:p text:style-name="P15">0.00</text:p>
          </table:table-cell>
        </table:table-row>
        <table:table-row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G12" table:number-columns-spanned="2">
            <text:p text:style-name="P10"/>
          </table:table-cell>
          <table:covered-table-cell/>
          <table:table-cell table:style-name="Table1.G12" office:value-type="float" office:value="0">
            <text:p text:style-name="P24"/>
            <text:p text:style-name="P14"><text:s text:c="4"/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20">
          <table:table-cell table:style-name="Table1.A1" table:number-columns-spanned="7" office:value-type="string">
            <text:p text:style-name="P11"><text:s text:c="3"/></text:p>
            <text:p text:style-name="P11"><text:s text:c="3"/><text:placeholder text:placeholder-type="text">&lt;(amount_to_text(get_total_amount(o.invoice_line), o.currency_id)).upper() or ''&gt;</text:placeholder></text:p>
            <text:p text:style-name="P11"><text:s text:c="3"/><text:placeholder text:placeholder-type="text">&lt;o.epcg_no&gt;</text:placeholder> <text:s text:c="9"/></text:p>
            <text:p text:style-name="P11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-top="1.11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21T15:24:59</dc:date>
    <meta:editing-duration>P1DT7H17M22S</meta:editing-duration>
    <meta:editing-cycles>527</meta:editing-cycles>
    <meta:generator>LibreOffice/3.5$Linux_x86 LibreOffice_project/350m1$Build-2</meta:generator>
    <dc:creator>dev129 </dc:creator>
    <meta:document-statistic meta:table-count="1" meta:image-count="0" meta:object-count="0" meta:page-count="2" meta:paragraph-count="49" meta:word-count="179" meta:character-count="2248" meta:non-whitespace-character-count="1912"/>
  </office:meta>
</office:document-meta>
</file>